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1" svg:font-family="'Noto Sans'" style:font-family-generic="system" style:font-pitch="variable"/>
  </office:font-face-decls>
  <office:automatic-styles>
    <style:style style:name="P1" style:family="paragraph" style:parent-style-name="Standard">
      <style:paragraph-properties fo:line-height="200%" fo:text-align="center" style:justify-single-word="false" fo:text-indent="0.5in" style:auto-text-indent="true"/>
      <style:text-properties officeooo:rsid="000c73ce" officeooo:paragraph-rsid="000c73ce"/>
    </style:style>
    <style:style style:name="P2" style:family="paragraph" style:parent-style-name="Standard">
      <style:paragraph-properties fo:line-height="200%" fo:text-align="start" style:justify-single-word="false" fo:text-indent="0.5in" style:auto-text-indent="true"/>
      <style:text-properties style:text-underline-style="solid" style:text-underline-width="auto" style:text-underline-color="font-color" fo:font-weight="bold" officeooo:rsid="000c73ce" officeooo:paragraph-rsid="000c73ce" style:font-weight-asian="bold" style:font-weight-complex="bold"/>
    </style:style>
    <style:style style:name="P3" style:family="paragraph" style:parent-style-name="Standard">
      <style:paragraph-properties fo:line-height="200%" fo:text-align="start" style:justify-single-word="false" fo:text-indent="0.5in" style:auto-text-indent="true"/>
      <style:text-properties style:text-underline-style="none" officeooo:rsid="000c73ce" officeooo:paragraph-rsid="000c73ce"/>
    </style:style>
    <style:style style:name="P4" style:family="paragraph" style:parent-style-name="Standard">
      <style:paragraph-properties fo:line-height="200%" fo:text-align="start" style:justify-single-word="false" fo:text-indent="0.5in" style:auto-text-indent="true"/>
      <style:text-properties style:text-underline-style="none" officeooo:rsid="000c73ce" officeooo:paragraph-rsid="000e2bdc"/>
    </style:style>
    <style:style style:name="P5" style:family="paragraph" style:parent-style-name="Standard">
      <style:paragraph-properties fo:line-height="200%" fo:text-align="start" style:justify-single-word="false" fo:text-indent="0.5in" style:auto-text-indent="true"/>
      <style:text-properties style:text-underline-style="none" officeooo:rsid="000e2bdc" officeooo:paragraph-rsid="000e2bdc"/>
    </style:style>
    <style:style style:name="P6" style:family="paragraph" style:parent-style-name="Standard">
      <style:paragraph-properties fo:line-height="200%" fo:text-align="start" style:justify-single-word="false" fo:text-indent="0.5in" style:auto-text-indent="true"/>
      <style:text-properties style:text-underline-style="solid" style:text-underline-width="auto" style:text-underline-color="font-color" fo:font-weight="bold" officeooo:rsid="000e2bdc" officeooo:paragraph-rsid="000e2bdc" style:font-weight-asian="bold" style:font-weight-complex="bold"/>
    </style:style>
    <style:style style:name="P7" style:family="paragraph" style:parent-style-name="Standard">
      <style:paragraph-properties fo:margin-left="0in" fo:line-height="200%" fo:text-align="start" style:justify-single-word="false" fo:text-indent="0in" style:auto-text-indent="true"/>
      <style:text-properties style:text-underline-style="none" officeooo:rsid="000e2bdc" officeooo:paragraph-rsid="000e2bdc"/>
    </style:style>
    <style:style style:name="P8" style:family="paragraph" style:parent-style-name="Standard">
      <style:paragraph-properties fo:margin-left="0in" fo:line-height="200%" fo:text-align="start" style:justify-single-word="false" fo:text-indent="0in" style:auto-text-indent="true"/>
      <style:text-properties style:text-underline-style="none" officeooo:rsid="000fc38e" officeooo:paragraph-rsid="000e2bdc"/>
    </style:style>
    <style:style style:name="P9" style:family="paragraph" style:parent-style-name="Standard">
      <style:paragraph-properties fo:margin-left="0in" fo:line-height="200%" fo:text-align="start" style:justify-single-word="false" fo:text-indent="0in" style:auto-text-indent="true"/>
      <style:text-properties style:text-underline-style="solid" style:text-underline-width="auto" style:text-underline-color="font-color" fo:font-weight="bold" officeooo:rsid="000fc38e" officeooo:paragraph-rsid="000fc38e" style:font-weight-asian="bold" style:font-weight-complex="bold"/>
    </style:style>
    <style:style style:name="P10" style:family="paragraph" style:parent-style-name="Standard">
      <style:paragraph-properties fo:margin-left="0in" fo:line-height="200%" fo:text-align="start" style:justify-single-word="false" fo:text-indent="0in" style:auto-text-indent="true"/>
      <style:text-properties style:text-underline-style="none" fo:font-weight="normal" officeooo:rsid="000fc38e" officeooo:paragraph-rsid="000fc38e" style:font-weight-asian="normal" style:font-weight-complex="normal"/>
    </style:style>
    <style:style style:name="P11" style:family="paragraph" style:parent-style-name="Standard">
      <style:paragraph-properties fo:margin-left="0in" fo:line-height="200%" fo:text-align="start" style:justify-single-word="false" fo:text-indent="0in" style:auto-text-indent="true"/>
      <style:text-properties fo:font-style="italic" style:text-underline-style="none" fo:font-weight="normal" officeooo:rsid="00101a41" officeooo:paragraph-rsid="000fc38e" style:font-style-asian="italic" style:font-weight-asian="normal" style:font-style-complex="italic" style:font-weight-complex="normal"/>
    </style:style>
    <style:style style:name="P12" style:family="paragraph" style:parent-style-name="Standard">
      <style:paragraph-properties fo:margin-left="0in" fo:line-height="200%" fo:text-align="start" style:justify-single-word="false" fo:text-indent="0in" style:auto-text-indent="true"/>
      <style:text-properties fo:font-style="normal" style:text-underline-style="none" fo:font-weight="bold" officeooo:rsid="00101a41" officeooo:paragraph-rsid="00101a41" style:font-style-asian="normal" style:font-weight-asian="bold" style:font-style-complex="normal" style:font-weight-complex="bold"/>
    </style:style>
    <style:style style:name="P13" style:family="paragraph" style:parent-style-name="Standard">
      <style:paragraph-properties fo:margin-left="0in" fo:line-height="200%" fo:text-align="start" style:justify-single-word="false" fo:text-indent="0in" style:auto-text-indent="true"/>
      <style:text-properties fo:font-style="normal" style:text-underline-style="none" fo:font-weight="normal" officeooo:rsid="00101a41" officeooo:paragraph-rsid="00101a41" style:font-style-asian="normal" style:font-weight-asian="normal" style:font-style-complex="normal" style:font-weight-complex="normal"/>
    </style:style>
    <style:style style:name="T1" style:family="text">
      <style:text-properties fo:font-style="italic" style:font-style-asian="italic" style:font-style-complex="italic"/>
    </style:style>
    <style:style style:name="T2" style:family="text">
      <style:text-properties fo:font-style="italic" officeooo:rsid="000e2bdc" style:font-style-asian="italic" style:font-style-complex="italic"/>
    </style:style>
    <style:style style:name="T3" style:family="text">
      <style:text-properties officeooo:rsid="000e2bdc"/>
    </style:style>
    <style:style style:name="T4" style:family="text">
      <style:text-properties officeooo:rsid="000fc38e"/>
    </style:style>
    <style:style style:name="T5" style:family="text">
      <style:text-properties fo:font-style="italic" officeooo:rsid="000fc38e" style:font-style-asian="italic" style:font-style-complex="italic"/>
    </style:style>
    <style:style style:name="T6" style:family="text">
      <style:text-properties officeooo:rsid="00101a41"/>
    </style:style>
    <style:style style:name="T7" style:family="text">
      <style:text-properties fo:font-style="italic" officeooo:rsid="00101a41" style:font-style-asian="italic" style:font-style-complex="italic"/>
    </style:style>
    <style:style style:name="T8" style:family="text">
      <style:text-properties fo:font-style="normal" style:font-style-asian="normal" style:font-style-complex="normal"/>
    </style:style>
    <style:style style:name="T9" style:family="text">
      <style:text-properties fo:font-weight="normal" style:font-weight-asian="normal" style:font-weight-complex="normal"/>
    </style:style>
    <style:style style:name="T10" style:family="text">
      <style:text-properties fo:font-weight="normal" officeooo:rsid="0010885a"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From Perfection to Evil – Ezekiel 28:13-19</text:p>
      <text:p text:style-name="P2">Opening</text:p>
      <text:p text:style-name="P3"><text:tab/>A. Genesis 1:10,12,18,21,25,31 – Good, good, good, good, good, very good. Two Hebrew words are used here <text:bookmark text:name="yui-gen393"/>ṭôḇ (tov), and mᵊ'ōḏ. Tob means good or pleasing or Godly. Meod means exceedingly.</text:p>
      <text:p text:style-name="P3"><text:tab/>B. When the bible says in Genesis 1:1 “In the Beginning….” That is the beginning. God has always been and we cannot comprehend that, but in the beginning there was God. </text:p>
      <text:p text:style-name="P4"><text:tab/>C. Genesis 1:1 states “<text:span text:style-name="T1">In the beginning God created the heavens and the earth</text:span>”. Again in John 1:1 “<text:span text:style-name="T2">In the beginning was the Word, and the Word was with God, and the Word was God.</text:span><text:span text:style-name="T3">”</text:span></text:p>
      <text:p text:style-name="P5"><text:tab/>D. As we can see God was at the beginning, and everything was perfect or holy or very perfect and very holy. Very Godly if you will.</text:p>
      <text:p text:style-name="P6">What happened?</text:p>
      <text:p text:style-name="P5"><text:tab/>A. Most people will point to the fall in the Garden to where Evil and sin originated. They are not completely wrong. From a human perspective the origin of sin and evil began after Adam and Even sinned against God.</text:p>
      <text:p text:style-name="P5"><text:tab/>B. Evil did not start with Adam and Eve. It started with the fall of Satan or the Adversary. As Satan is just a Hebrew word meaning adversary. </text:p>
      <text:p text:style-name="P5">C. Luke 10:18 <text:span text:style-name="T1">“He said to them, ‘I watched Satan fall from heaven like lightning.’”, 12 Shining morning star, how you have fallen from the heavens! You destroyer of nations, you have been cut down to the ground. You said to yourself, “I will ascend to the heavens; I will set up my throne above the stars of God. I will sit on the mount of the gods’ assembly, in the remotest parts of the North. I will ascend above the highest clouds; I will make myself like the Most High.”</text:span> (morning star is where we get the name Lucifer). <text:s/>We also see in Revelation where Satan and His angels are cast out Rev. 12 and 20 respectively.</text:p>
      <text:p text:style-name="P5"/>
      <text:p text:style-name="P6"><text:soft-page-break/>True Origin of Evil</text:p>
      <text:p text:style-name="P5"><text:tab/>A. First we have to define Evil. Evil according to Cambridge Dictionary is morally bad, cruel, or very unpleasant. We as Christians should define Evil is without God. As we know that God is good. We see that from <text:span text:style-name="T4">Psalm 25:8 “</text:span><text:span text:style-name="T5">Good and upright is the Lord</text:span><text:span text:style-name="T4">”, Psalm 34:8 “</text:span><text:span text:style-name="T5">Oh, taste and see that the Lord is good; blessed is the man who trusts in Him!</text:span><text:span text:style-name="T4">”, and most famously around our circles “Mark 10:18 “</text:span><text:span text:style-name="T5">Why do you call me good?” Jesus asked him. “No one is good except God alone.”</text:span></text:p>
      <text:p text:style-name="P7"><text:tab/><text:span text:style-name="T4">B. God is not evil nor can he be corrupted. James 1:13 states </text:span><text:span text:style-name="T5">“No one undergoing a trial should say, “I am being tempted by God,” since God is not tempted by evil, and he himself doesn’t tempt anyone.”</text:span><text:span text:style-name="T4">, and Job 34:12 says </text:span><text:span text:style-name="T5">“Indeed, it is true that God does not act wickedly and the Almighty does not pervert justice.”</text:span></text:p>
      <text:p text:style-name="P8"><text:tab/>C. So where then. Read Ezekiel 28:13-19 (text)</text:p>
      <text:p text:style-name="P9">Satan in the Garden</text:p>
      <text:p text:style-name="P10"><text:tab/>A. As we can see It says a lamentation or lament for the king of Tyre, but was we see from what is said, it was really to the person who is controlling the king. <text:s/>We know this because scripture interprets other scripture. If we read Daniel <text:span text:style-name="T6">10:12-13 “</text:span><text:span text:style-name="T7">12“Don’t be afraid, <text:s text:c="2"/>Daniel,” he said to me, “for from the first day that you purposed to understand and to humble yourself before your God, <text:s text:c="2"/>your prayers were heard. I have come because of your prayers. <text:s text:c="2"/>13But the prince of the kingdom of Persia opposed me for twenty-one days. Then Michael, <text:s text:c="2"/>one of the chief princes, came to help me after I had been left there with the kings of Persia. <text:s/></text:span></text:p>
      <text:p text:style-name="P11"><text:tab/><text:span text:style-name="T8">B. We see that Satan has his demons set up above countries of this world. That is why He is called the god of this world in 2 Corinthians and the price of the power of the air Ephesians. </text:span></text:p>
      <text:p text:style-name="P12">Vs. 13-15</text:p>
      <text:p text:style-name="P12"><text:tab/><text:span text:style-name="T9">A. Seal of perfection. Covered with every precious stone A Guardian cherub. Satan was, like everything else, created perfect. </text:span></text:p>
      <text:p text:style-name="P13"><text:soft-page-break/><text:tab/>B. We do not know why Satan chose to rebel or how he even knew to, all we know is he did. My hypothesis, which is not much, is that God took himself out of the equation and thus evil came into Satan’s heart...again my hypothesis there are many more.</text:p>
      <text:p text:style-name="P12">Vs. 16-17</text:p>
      <text:p text:style-name="P12"><text:tab/><text:span text:style-name="T9">A. Satan was cast out of Heaven as we saw in the Gospel of Luke, He was banished. He was cast out of heaven and never allowed to live there again. </text:span></text:p>
      <text:p text:style-name="P13"><text:tab/>B. Satan, however, can go before the throne of God, and it is only to accuse believers. Look at Job 1:6-7 “<text:span text:style-name="T1">6 One day the sons of God came to present themselves before the Lord, and Satan[b] also came with them. 7 The Lord asked Satan, “Where have you come from?” “From roaming through the earth,” Satan answered him, “and walking around on it.”</text:span></text:p>
      <text:p text:style-name="P13"><text:tab/>C. Satan was filled with violence , pride, and corrupt very early on.</text:p>
      <text:p text:style-name="P13"><text:tab/>D. <text:s/>All this occurred sometime after the creation of everything, including man and woman, animals, earth...etc. His fall happened after man was created.</text:p>
      <text:p text:style-name="P13"><text:tab/>E. Revelation 12:10 calls him the accuser of the brethren. Or accuser of all of us who are Christians.</text:p>
      <text:p text:style-name="P12">Vs. 18-19</text:p>
      <text:p text:style-name="P12"><text:tab/><text:span text:style-name="T9">A. This is future prophecy when Satan will be cast in the lake of fire for eternity. </text:span></text:p>
      <text:p text:style-name="P13"><text:tab/>B. We know this by the final words in 19 “and will never exist again”. </text:p>
      <text:p text:style-name="P12">Closing – Ending</text:p>
      <text:p text:style-name="P12"><text:tab/><text:span text:style-name="T9">The origin of all things evil started in the Garden. We do now know how many hours, days, months, years that all this occurred as it is was not important for God to tell us. We do know that it happened and life on this planet was forever changed. If we are honest with ourselves it was inevitable that someone ate the forbidden fruit. We can see Satan’s hatred for believers all throughout the Bible and in the world today. It is Christianity true Christianity that is hated by Satan as it is the only real path back to our loving Father. <text:s text:c="7"/>----</text:span><text:span text:style-name="T10">prayer----</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1" svg:font-family="'Noto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Droid Sans Fallback"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roid Sans Fallback"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Christopher Lorenzo</meta:initial-creator>
    <meta:creation-date>2026-01-01T17:56:10.154157658</meta:creation-date>
    <dc:date>2026-01-01T18:47:45.093442207</dc:date>
    <dc:creator>Christopher Lorenzo</dc:creator>
    <meta:editing-duration>PT44S</meta:editing-duration>
    <meta:editing-cycles>1</meta:editing-cycles>
    <meta:generator>LibreOffice/25.8.3.1$Linux_X86_64 LibreOffice_project/580$Build-1</meta:generator>
    <meta:document-statistic meta:table-count="0" meta:image-count="0" meta:object-count="0" meta:page-count="3" meta:paragraph-count="31" meta:word-count="1005" meta:character-count="5384" meta:non-whitespace-character-count="4360"/>
  </office:meta>
</office:document-meta>
</file>